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0ff435" officeooo:paragraph-rsid="000ff435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0ff435" officeooo:paragraph-rsid="000ff435" style:font-weight-asian="bold" style:font-weight-complex="bold"/>
    </style:style>
    <style:style style:name="P3" style:family="paragraph" style:parent-style-name="Standard">
      <style:text-properties fo:language="ru" fo:country="RU" officeooo:rsid="000ff435" officeooo:paragraph-rsid="000ff435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ff435" officeooo:paragraph-rsid="000ff435"/>
    </style:style>
    <style:style style:name="P5" style:family="paragraph" style:parent-style-name="Standard">
      <style:text-properties fo:language="ru" fo:country="RU" fo:font-weight="bold" officeooo:rsid="000ff435" officeooo:paragraph-rsid="000ff43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officeooo:rsid="000ff435" officeooo:paragraph-rsid="000ff43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weight="normal" officeooo:rsid="000ff435" officeooo:paragraph-rsid="000ff435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Введение.</text:p>
      <text:p text:style-name="P7"><text:tab/>В системе <text:span text:style-name="T1">PDM-Sider </text:span>для настройки изделия и создания пользовательских алгоритмов управления используется язык высокого уровня –<text:span text:style-name="T1"> LUA.</text:span> Текущая версия ядра<text:span text:style-name="T1"> LUA – 5.4. <text:s/></text:span>Перед дальнейшим изучением данного руководства, необходимо изучить документацию на язык <text:span text:style-name="T1">LUA</text:span> на официальном сайте проекта <text:a xlink:type="simple" xlink:href="http://lua.org.ru/contents_ru.html" text:style-name="Internet_20_link" text:visited-style-name="Visited_20_Internet_20_Link">http://lua.org.ru/contents_ru.html</text:a><text:span text:style-name="T1"> </text:span></text:p>
      <text:p text:style-name="P7"><text:tab/>Система <text:span text:style-name="T1">PDM-Sider – </text:span>многозадачная система реально времени, поэтому и пользовательские приложение реализовано в виде <text:span text:style-name="T1">LUA coorutine </text:span>или отдельного потока. Поток может быть</text:p>
      <text:p text:style-name="P7"/>
      <text:p text:style-name="P7"/>
      <text:p text:style-name="P7"/>
      <text:p text:style-name="P7"><text:tab/>Запуск пользовательского приложения состоит из двух этапов, инициализации и осинового цикла. Технический, ни каких отличий между этапами нет. Это просто последовательный вызов двух <text:span text:style-name="T1">lua </text:span>функций — <text:span text:style-name="T1">init </text:span>и <text:span text:style-name="T1">main. </text:span></text:p>
      <text:p text:style-name="P6"/>
      <text:p text:style-name="P6"/>
      <text:p text:style-name="P3">Все нижепосанные объекты приложения на языке <text:span text:style-name="T1">lua </text:span>для <text:span text:style-name="T1">PDM-Sider </text:span>являются просто библиотеками на том же языке <text:span text:style-name="T1">lua. </text:span>Вы <text:s/>можете созадвать свои библиотеки или редактировать уже существующие, но для этого рекомендуюесят прочитать руководство по языку <text:span text:style-name="T1">LUA </text:span>на офицальном <text:s/>сайте проекта ( <text:span text:style-name="T1">lua.org</text:span>), а также главу настоящего руководства посвещенную созаднию объектов.</text:p>
      <text:p text:style-name="P3"/>
      <text:p text:style-name="P3">1. Объект<text:span text:style-name="T1"> CanInput</text:span></text:p>
      <text:p text:style-name="P4">Объект <text:span text:style-name="T1">CanInput <text:s/>- </text:span>8 байтовый фрейм <text:span text:style-name="T1">CAN, </text:span>привязанный к заданному пользователем <text:span text:style-name="T1">ID. </text:span>Обновление данных <text:s/>объекта происходит при вызове метода С<text:span text:style-name="T1">anInput:process</text:span>()<text:span text:style-name="T1">. </text:span>Данные данного объекта не буфиризируются, это означает что если процессе выполнения рабочего цикла скрипта с данным <text:span text:style-name="T1">ID </text:span>пришло несколько пакетов, то будут сохранены данные только последнего полученного пакета. На текущий момент данный объект может работать только с обычным <text:span text:style-name="T1">ID, </text:span>расширенный <text:span text:style-name="T1">ID </text:span>не поддерживается. Всего в системе можно создать до 55 объектов данного типа.</text:p>
      <text:p text:style-name="P3">При создании объекта можно указать таймаут и значения по умолчанию. Если в течении времени, заданного тайматуом, в систему не придет пакет с нужнвм <text:span text:style-name="T1">ID, </text:span>то данные в С<text:span text:style-name="T1">anInput </text:span>примут значения по умолчанию. Если данный параметр игнорируется при создании объекта, то <text:span text:style-name="T1">CanInput </text:span>вернет последние полученные данные. </text:p>
      <text:p text:style-name="P5">Важно! При создании объекта все данные равны <text:span text:style-name="T1">0. </text:span></text:p>
      <text:p text:style-name="P3"><text:span text:style-name="T1"><text:s/></text:span></text:p>
      <text:p text:style-name="P4">1.1. Методы объекта.</text:p>
      <text:p text:style-name="P2"><text:s/>CanIput<text:span text:style-name="T2">:</text:span>new(addr , timeout, mask, <text:s/>d1,d2,d3,d4,d5,d6,d7,d8) </text:p>
      <text:p text:style-name="P7"/>
      <text:p text:style-name="P1">addr – <text:span text:style-name="T2">обязательный парамерт, </text:span>CAN ID <text:span text:style-name="T2">пакета.</text:span></text:p>
      <text:p text:style-name="P1">Timeout – <text:span text:style-name="T2">необязательный параметр </text:span>(<text:span text:style-name="T2">по умолчанию 0) . Время Таймаута в миллисекундах. Может быть от 0 до <text:s/> 2147483647 мс.</text:span></text:p>
      <text:p text:style-name="P1">Mask <text:s/>- <text:span text:style-name="T2">необязательный параметр (по умолчанию 0</text:span>xFF)<text:span text:style-name="T2">. Битовая маска фрейма, от 0 до </text:span>0xFF. <text:span text:style-name="T2">Если соответствующий байту бит маски равен 1, то при возникновении таймата в байт записывается значение по умолчанию. Если бит равен 0, то при таймауте сохраняется последние полученное значение.</text:span></text:p>
      <text:p text:style-name="P1">d1 - <text:s/><text:span text:style-name="T2">необязательный пармерт (по умолчани 0). Значение первого байта фрейма при таймауте.</text:span></text:p>
      <text:p text:style-name="P1">d<text:span text:style-name="T2">2</text:span> - <text:s/><text:span text:style-name="T2">необязательный пармерт (по умолчани 0). Значение второго байта фрейма при таймауте.</text:span></text:p>
      <text:p text:style-name="P1">d<text:span text:style-name="T2">3</text:span> - <text:s/><text:span text:style-name="T2">необязательный пармерт (по умолчани 0). Значение третьего байта фрейма при таймауте.</text:span></text:p>
      <text:p text:style-name="P1"><text:soft-page-break/>d<text:span text:style-name="T2">4</text:span> - <text:s/><text:span text:style-name="T2">необязательный пармерт (по умолчани 0). Значение первого байта фрейма при таймауте.</text:span></text:p>
      <text:p text:style-name="P1">d<text:span text:style-name="T2">5</text:span> - <text:s/><text:span text:style-name="T2">необязательный пармерт (по умолчани 0). Значение первого байта фрейма при таймауте.</text:span></text:p>
      <text:p text:style-name="P1">d<text:span text:style-name="T2">6</text:span> - <text:s/><text:span text:style-name="T2">необязательный пармерт (по умолчани 0). Значение первого байта фрейма при таймауте.</text:span></text:p>
      <text:p text:style-name="P1">d<text:span text:style-name="T2">7</text:span> - <text:s/><text:span text:style-name="T2">необязательный пармерт (по умолчани 0). Значение первого байта фрейма при таймауте.</text:span></text:p>
      <text:p text:style-name="P1">d<text:span text:style-name="T2">8</text:span> - <text:s/><text:span text:style-name="T2">необязательный пармерт (по умолчани 0). Значение первого байта фрейма при таймауте.</text:span></text:p>
      <text:p text:style-name="P4"/>
      <text:p text:style-name="P3"/>
      <text:p text:style-name="P3"/>
      <text:p text:style-name="P3">CanInput:process() <text:s/>- вызвать один раз за рабочий цикл. При множественных вызовах произойдет сбой таймаута. Однако, если таймаут не используется, это допустимо. </text:p>
      <text:p text:style-name="P3"/>
      <text:p text:style-name="P3">СanInput:getBit( nb, nbit) — возвращает значение заданого бита <text:span text:style-name="T1">nbit </text:span>в байте <text:span text:style-name="T1">nb. </text:span>Возвращаемое значение типа <text:span text:style-name="T1">boolean </text:span>и может быть <text:span text:style-name="T1">true </text:span>или <text:span text:style-name="T1">false.</text:span></text:p>
      <text:p text:style-name="P3"/>
      <text:p text:style-name="P3">CanInput:getByte( nb ) -</text:p>
      <text:p text:style-name="P3"/>
      <text:p text:style-name="P3">CanInput:getWord( nb ) - метод возвращает 16 битное слово из полученного фрейма.<text:span text:style-name="T1"> MSB </text:span>в байте <text:span text:style-name="T1">nb, LSB – </text:span>байте с номером <text:span text:style-name="T1">nb +1. </text:span>Значение <text:span text:style-name="T1">nb – 1-7. 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7T22:30:09.566000000</dc:date>
    <meta:editing-duration>PT1H19M50S</meta:editing-duration>
    <meta:editing-cycles>1</meta:editing-cycles>
    <meta:document-statistic meta:table-count="0" meta:image-count="0" meta:object-count="0" meta:page-count="2" meta:paragraph-count="27" meta:word-count="514" meta:character-count="3683" meta:non-whitespace-character-count="3156"/>
    <meta:generator>LibreOffice/7.4.2.3$Windows_X86_64 LibreOffice_project/382eef1f22670f7f4118c8c2dd222ec7ad009daf</meta:generator>
  </office:meta>
</office:document-meta>
</file>